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361"/>
    </style:style>
    <style:style style:name="P2" style:family="paragraph" style:parent-style-name="Standard">
      <style:text-properties officeooo:rsid="000c7086" officeooo:paragraph-rsid="000f7361"/>
    </style:style>
    <style:style style:name="P3" style:family="paragraph" style:parent-style-name="Standard">
      <style:text-properties officeooo:paragraph-rsid="0011ccf1"/>
    </style:style>
    <style:style style:name="P4" style:family="paragraph" style:parent-style-name="Text_20_body">
      <style:paragraph-properties fo:text-align="start" style:justify-single-word="false"/>
      <style:text-properties officeooo:rsid="000c7086" officeooo:paragraph-rsid="000f7361"/>
    </style:style>
    <style:style style:name="P5" style:family="paragraph" style:parent-style-name="Heading_20_2">
      <style:paragraph-properties fo:text-align="center" style:justify-single-word="false"/>
      <style:text-properties officeooo:paragraph-rsid="000f7361"/>
    </style:style>
    <style:style style:name="P6" style:family="paragraph" style:parent-style-name="Heading_20_1">
      <style:paragraph-properties fo:text-align="center" style:justify-single-word="false"/>
      <style:text-properties officeooo:rsid="000c7086" officeooo:paragraph-rsid="000f7361"/>
    </style:style>
    <style:style style:name="T1" style:family="text">
      <style:text-properties officeooo:rsid="000c7086"/>
    </style:style>
    <style:style style:name="T2" style:family="text">
      <style:text-properties officeooo:rsid="00109e3e"/>
    </style:style>
    <style:style style:name="T3" style:family="text">
      <style:text-properties officeooo:rsid="0011c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lkka Lehikoinen</text:p>
      <text:p text:style-name="P2">013787637</text:p>
      <text:p text:style-name="P2"/>
      <text:p text:style-name="P2">Aineopintojenharjoitustyö:</text:p>
      <text:p text:style-name="P2">Tietorakenteet ja algoritmit</text:p>
      <text:p text:style-name="P1"/>
      <text:p text:style-name="P1"/>
      <text:p text:style-name="P1"/>
      <text:h text:style-name="P6" text:outline-level="1">Verkon vahvasti yhtenäiset komponentit</text:h>
      <text:h text:style-name="P5" text:outline-level="2"><text:span text:style-name="T1">T</text:span><text:span text:style-name="T2">oteutus</text:span><text:span text:style-name="T1">dokumentti</text:span></text:h>
      <text:p text:style-name="P4"/>
      <text:p text:style-name="Standard"/>
      <text:h text:style-name="Heading_20_3" text:outline-level="3"><text:span text:style-name="T3">Ohjelman yleisrakenne</text:span></text:h>
      <text:p text:style-name="P3"><text:span text:style-name="T3">Ohjelma koostuu neljästä luokasta; VYK, Kosaraju, Tarjan ja PathBased. VYK-luokassa generoidaan suorituskykytestauksessa tarvittavat verkot ja suoritetaan algoritmit samoille verkoille, jotta voidaan tehdä havaintoja niiden suorituskyvystä suhteessa toisiinsa. Muut luokat kukin käsittää yhden algoritmin, jolla etsitään verkosta vahvasti yhtenäiset komponentit. </text:span></text:p>
      <text:p text:style-name="P3"><text:span text:style-name="T3"/></text:p>
      <text:p text:style-name="Standard">Toteutusdokumentti</text:p>
      <text:p text:style-name="Standard">Ohjelman yleisrakenne</text:p>
      <text:p text:style-name="Standard">Saavutetut aika- ja tilavaativuudet (m.m. O-analyysi pseudokoodista)</text:p>
      <text:p text:style-name="Standard">Suorituskyky- ja O-analyysivertailu (mikäli työ vertailupainotteinen)</text:p>
      <text:p text:style-name="Standard">Työn mahdolliset puutteet ja parannusehdotukset</text:p>
      <text:p text:style-name="Standard">Lähte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5:41</meta:creation-date>
    <dc:date>2013-05-23T10:53:19</dc:date>
    <meta:editing-duration>PT11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14" meta:word-count="75" meta:character-count="749" meta:non-whitespace-character-count="749"/>
  </office:meta>
</office:document-meta>
</file>